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23-03-08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22-11-28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22-04-08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21-11-30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21-03-05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20-11-1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9-12-11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9-03-2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8-11-28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7-11-02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6-11-17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6-03-1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5-11-03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5-04-03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4-03-07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3-11-26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3-02-20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2-12-04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2-03-20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1-11-29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1-03-16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10-04-07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200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05118440601</text:p>
          </table:table-cell>
          <table:table-cell office:value-type="string" calcext:value-type="string">
            <text:p>194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